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f04" officeooo:paragraph-rsid="000d4f04"/>
    </style:style>
    <style:style style:name="P2" style:family="paragraph" style:parent-style-name="Standard">
      <style:text-properties officeooo:rsid="000d4f04" officeooo:paragraph-rsid="000da35d"/>
    </style:style>
    <style:style style:name="P3" style:family="paragraph" style:parent-style-name="Standard">
      <style:text-properties officeooo:rsid="000d4f04" officeooo:paragraph-rsid="000ecc6c"/>
    </style:style>
    <style:style style:name="P4" style:family="paragraph" style:parent-style-name="Standard">
      <style:text-properties officeooo:rsid="000d4f04" officeooo:paragraph-rsid="0012a3ee"/>
    </style:style>
    <style:style style:name="P5" style:family="paragraph" style:parent-style-name="Standard">
      <style:text-properties officeooo:rsid="000d4f04" officeooo:paragraph-rsid="0012a849"/>
    </style:style>
    <style:style style:name="P6" style:family="paragraph" style:parent-style-name="Standard">
      <style:text-properties officeooo:rsid="000d4f04" officeooo:paragraph-rsid="00131f33"/>
    </style:style>
    <style:style style:name="P7" style:family="paragraph" style:parent-style-name="Standard">
      <style:text-properties officeooo:rsid="000da35d" officeooo:paragraph-rsid="000da35d"/>
    </style:style>
    <style:style style:name="P8" style:family="paragraph" style:parent-style-name="Standard">
      <style:text-properties officeooo:rsid="00103e6b" officeooo:paragraph-rsid="0010f743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d4f04" officeooo:paragraph-rsid="000d4f04" style:font-weight-asian="bold" style:font-weight-complex="bold"/>
    </style:style>
    <style:style style:name="P10" style:family="paragraph" style:parent-style-name="Standard">
      <style:text-properties officeooo:rsid="000ecc6c" officeooo:paragraph-rsid="000ecc6c"/>
    </style:style>
    <style:style style:name="P11" style:family="paragraph" style:parent-style-name="Standard">
      <style:text-properties officeooo:rsid="0012a3ee" officeooo:paragraph-rsid="0012a3ee"/>
    </style:style>
    <style:style style:name="P12" style:family="paragraph" style:parent-style-name="Standard">
      <style:text-properties officeooo:rsid="0012a849" officeooo:paragraph-rsid="0012a849"/>
    </style:style>
    <style:style style:name="T1" style:family="text">
      <style:text-properties officeooo:rsid="000d652e"/>
    </style:style>
    <style:style style:name="T2" style:family="text">
      <style:text-properties officeooo:rsid="000d8baa"/>
    </style:style>
    <style:style style:name="T3" style:family="text">
      <style:text-properties officeooo:rsid="000da35d"/>
    </style:style>
    <style:style style:name="T4" style:family="text">
      <style:text-properties officeooo:rsid="000ecc6c"/>
    </style:style>
    <style:style style:name="T5" style:family="text">
      <style:text-properties officeooo:rsid="00103e6b"/>
    </style:style>
    <style:style style:name="T6" style:family="text">
      <style:text-properties officeooo:rsid="0010f743"/>
    </style:style>
    <style:style style:name="T7" style:family="text">
      <style:text-properties officeooo:rsid="0012a3ee"/>
    </style:style>
    <style:style style:name="T8" style:family="text">
      <style:text-properties officeooo:rsid="0012a849"/>
    </style:style>
    <style:style style:name="T9" style:family="text">
      <style:text-properties officeooo:rsid="00131f33"/>
    </style:style>
    <style:style style:name="T10" style:family="text">
      <style:text-properties officeooo:rsid="0014d7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EG:</text:p>
      <text:p text:style-name="P1"/>
      <text:p text:style-name="P1">- <text:span text:style-name="T4">Kabel im Raum einstecken</text:span></text:p>
      <text:p text:style-name="P1">- Stromkasten über Kammer anschalten</text:p>
      <text:p text:style-name="P1">- Wattepads, Peeling, Alkohol</text:p>
      <text:p text:style-name="P1">- Spritzen mit Gel füllen</text:p>
      <text:p text:style-name="P1">- <text:s/><text:span text:style-name="T3">Trinken hinstellen</text:span></text:p>
      <text:p text:style-name="P1"/>
      <text:p text:style-name="P1">- Kopfumfang messen</text:p>
      <text:p text:style-name="P1">- 3 Formulare zum Ausfüllen geben</text:p>
      <text:p text:style-name="P1">- Elektroden an <text:span text:style-name="T2">Kappe</text:span> anschließen</text:p>
      <text:p text:style-name="P2">- 6 Elektroden nur locker: <text:span text:style-name="T3">12, 16, 17, 22, 28, 32</text:span></text:p>
      <text:p text:style-name="P1">- <text:span text:style-name="T1">6 Ringe auf Klebeband kleben für Elektroden im Gesicht</text:span></text:p>
      <text:p text:style-name="P1">- <text:span text:style-name="T4">Gesicht mit Peeling und Alkohol reinigen (Schläfen, hinter Ohren, über und unter linkem Augen)</text:span></text:p>
      <text:p text:style-name="P7"/>
      <text:p text:style-name="P2">- <text:span text:style-name="T3">REF und Ground Elektroden einstecken</text:span></text:p>
      <text:p text:style-name="P2">- <text:span text:style-name="T3">Band von Kappe einstecken (soll “klicken”)</text:span></text:p>
      <text:p text:style-name="P2">- <text:span text:style-name="T4">Amplifier und Strom anmachen</text:span></text:p>
      <text:p text:style-name="P1">- Mit Netzen von EEG verbinden</text:p>
      <text:p text:style-name="P3">- <text:span text:style-name="T4">Kappe</text:span> aufsetzen</text:p>
      <text:p text:style-name="P8">- Kucken, ob die Kappe richtig sitzt (Elektrode hinter REF soll der Hälfte der cm entsprechen wenn</text:p>
      <text:p text:style-name="P8"><text:s text:c="2"/>man von über Nase bis hinter Kopf misst und der Hälfte der cm wenn man von über einem Ohr bis</text:p>
      <text:p text:style-name="P8"><text:s text:c="2"/>zu über dem anderen Ohr misst</text:p>
      <text:p text:style-name="P8">- <text:span text:style-name="T6">Laptops anmachen</text:span></text:p>
      <text:p text:style-name="P8">- <text:span text:style-name="T6">Teilnehmer zeigen, dass alles rot ist</text:span></text:p>
      <text:p text:style-name="P3">- <text:span text:style-name="T4">REF und GROUND Elektroden zuerst gelen</text:span></text:p>
      <text:p text:style-name="P3">- <text:span text:style-name="T4">6 Elektroden anstecken: 2 hinter den Ohren, 2 an den Schläfen, 1 über dem linken Auge, 1 unter</text:span></text:p>
      <text:p text:style-name="P10"><text:s text:c="2"/>dem linken Auge:</text:p>
      <text:p text:style-name="P3">- <text:s/><text:span text:style-name="T7">12: linke Schläfe</text:span></text:p>
      <text:p text:style-name="P3">- <text:s/><text:span text:style-name="T7">16: rechte Schläfe</text:span></text:p>
      <text:p text:style-name="P3">- <text:s/><text:span text:style-name="T7">17: unter dem linken Auge</text:span></text:p>
      <text:p text:style-name="P3">- <text:s/><text:span text:style-name="T7">22:</text:span></text:p>
      <text:p text:style-name="P3">- <text:s/><text:span text:style-name="T7">28:</text:span></text:p>
      <text:p text:style-name="P3">- <text:s/><text:span text:style-name="T7">32:</text:span></text:p>
      <text:p text:style-name="P3"/>
      <text:p text:style-name="P3"/>
      <text:p text:style-name="P3">- <text:span text:style-name="T5">Kopf gelen</text:span></text:p>
      <text:p text:style-name="P1">- <text:span text:style-name="T7">linker laptop: BrainVision, 2. Symbol von links</text:span></text:p>
      <text:p text:style-name="P4">- <text:span text:style-name="T7">Teilnehmer Experiment erklären: 4 Blöcke (12-15 Minuten), Geschichten, Sätze, NICHT</text:span></text:p>
      <text:p text:style-name="P11"><text:s text:c="2"/>BLINZELN, Fragen beantworten, Genauigkeit ist nicht so wichtig</text:p>
      <text:p text:style-name="P4">- <text:span text:style-name="T7">dem Teilnehmer sagen er/sie soll blinzeln und die Augen nach links und rechts drehen</text:span></text:p>
      <text:p text:style-name="P1">- <text:span text:style-name="T1">Sagen, dass man nicht zwinkern soll beim lesen der Sätze, bzw der einzeln erscheinenden Wörter</text:span></text:p>
      <text:p text:style-name="P1">- <text:span text:style-name="T8">Fenster abdunkeln</text:span></text:p>
      <text:p text:style-name="P1">- <text:span text:style-name="T8">AUFNAHME NACH ODER VOR BEISPIELITEMS STARTEN?</text:span></text:p>
      <text:p text:style-name="P1">- Laptop rechts: Experiment starten: <text:span text:style-name="T7">Francesca → Liste1 → corr.file → Teilnehmer info ausfüllen → Beispielitems </text:span><text:span text:style-name="T8">starten</text:span></text:p>
      <text:p text:style-name="P1">- <text:span text:style-name="T8">Latop links: grünes Dreieck drücken um Aufnahme zu speichern und “save” drücken</text:span></text:p>
      <text:p text:style-name="P5">- <text:span text:style-name="T8">Laptop rechts: Leertaste drücken um Experiment zu starten (und nach jedem Block um</text:span></text:p>
      <text:p text:style-name="P12"><text:s text:c="2"/>weiterzumachen) und direkt DCC klicken</text:p>
      <text:p text:style-name="P1">- <text:span text:style-name="T8">auch </text:span><text:span text:style-name="T1">wenn einer der Elektrodennamen links in rot erscheint, zwischen den Items auf DCC klicken</text:span></text:p>
      <text:p text:style-name="P1">- <text:span text:style-name="T8">log file ausfüllen (Probleme?, eine Elektrode mit Impedanz über 10, Alphawellen, Elektrode ab?)</text:span></text:p>
      <text:p text:style-name="P1"/>
      <text:p text:style-name="P1"><text:soft-page-break/>- <text:span text:style-name="T8">zwischen den Aufnahmen Essen anbieten</text:span></text:p>
      <text:p text:style-name="P1">- <text:span text:style-name="T9">2 Formulare, Database Zettel und Geld vorbereiten</text:span></text:p>
      <text:p text:style-name="P1">- <text:span text:style-name="T8">Nach Experiment Aufnahme beenden: rotes Viereck und dann rotes S drücken zum speichern</text:span></text:p>
      <text:p text:style-name="P1">- <text:span text:style-name="T9">Strom und Amplitude ausmachen</text:span></text:p>
      <text:p text:style-name="P1">- <text:span text:style-name="T1">Teilnehmer </text:span><text:span text:style-name="T8">6 Elektroden abmachen lassen</text:span></text:p>
      <text:p text:style-name="P1">- <text:span text:style-name="T9">Duschen und Föhn zeigen</text:span></text:p>
      <text:p text:style-name="P1">- <text:span text:style-name="T1">Teilnehmer 2 Dokumente ausfüllen lassen (Nachweis Geld erhalten &amp; Nachbefragung)</text:span></text:p>
      <text:p text:style-name="P6">- <text:span text:style-name="T9">Spritzen, Ringe, Elektroden, Kappe und Glas waschen</text:span></text:p>
      <text:p text:style-name="P1">- <text:span text:style-name="T9">Experimente auf Festplatte speichern</text:span></text:p>
      <text:p text:style-name="P1">- <text:span text:style-name="T9">Laptops in</text:span><text:span text:style-name="T1"> Kammer aus</text:span><text:span text:style-name="T9">machen</text:span></text:p>
      <text:p text:style-name="P1">- <text:span text:style-name="T9">Strom in Kammer ausmachen</text:span></text:p>
      <text:p text:style-name="P1">- <text:span text:style-name="T10">Dokumente in den Ordner mache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5:28:37.617054520</meta:creation-date>
    <dc:date>2023-12-08T22:35:45.419265049</dc:date>
    <meta:editing-duration>P2DT9M58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2" meta:paragraph-count="57" meta:word-count="436" meta:character-count="2619" meta:non-whitespace-character-count="2223"/>
  </office:meta>
</office:document-meta>
</file>